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fd6ce" officeooo:paragraph-rsid="000fd6ce" style:font-size-asian="14pt" style:font-size-complex="14pt"/>
    </style:style>
    <style:style style:name="P3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T1" style:family="text">
      <style:text-properties officeooo:rsid="000fd6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Ninja no Javascript</text:h>
      <text:p text:style-name="P1"><text:span text:style-name="T1">Ninja - </text:span><text:a xlink:type="simple" xlink:href="https://medium.com/womakerscode/10-dicas-para-se-tornar-ninja-em-javascript-31a963ad17a1" text:style-name="Internet_20_link" text:visited-style-name="Visited_20_Internet_20_Link">https://medium.com/womakerscode/10-dicas-para-se-tornar-ninja-em-javascript-31a963ad17a1</text:a> </text:p>
      <text:p text:style-name="P1"/>
      <text:p text:style-name="P2">W3 Reference - <text:a xlink:type="simple" xlink:href="https://www.w3schools.com/jsref/default.asp" text:style-name="Internet_20_link" text:visited-style-name="Visited_20_Internet_20_Link">https://www.w3schools.com/jsref/default.asp</text:a> </text:p>
      <text:p text:style-name="P1"/>
      <text:p text:style-name="P2">100 Concepts - <text:a xlink:type="simple" xlink:href="https://www.youtube.com/watch?v=lkIFF4maKMU&amp;ab_channel=Fireship" text:style-name="Internet_20_link" text:visited-style-name="Visited_20_Internet_20_Link">https://www.youtube.com/watch?v=lkIFF4maKMU&amp;ab_channel=Fireship</text:a>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1:53:16.767273537</meta:creation-date>
    <dc:date>2023-05-15T09:21:58.059475845</dc:date>
    <meta:editing-duration>PT5M7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4" meta:word-count="14" meta:character-count="254" meta:non-whitespace-character-count="241"/>
  </office:meta>
</office:document-meta>
</file>